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2.693cm" style:rel-column-width="6373*"/>
    </style:style>
    <style:style style:name="Tabelle1.B" style:family="table-column">
      <style:table-column-properties style:column-width="4.847cm" style:rel-column-width="11469*"/>
    </style:style>
    <style:style style:name="Tabelle1.C" style:family="table-column">
      <style:table-column-properties style:column-width="2.471cm" style:rel-column-width="5847*"/>
    </style:style>
    <style:style style:name="Tabelle1.D" style:family="table-column">
      <style:table-column-properties style:column-width="12.146cm" style:rel-column-width="28737*"/>
    </style:style>
    <style:style style:name="Tabelle1.E" style:family="table-column">
      <style:table-column-properties style:column-width="5.54cm" style:rel-column-width="13109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background-color="#dddddd" fo:padding="0.097cm" fo:border="none">
        <style:background-image/>
      </style:table-cell-properties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54cm" style:rel-column-width="1310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27.7cm" table:align="margins"/>
    </style:style>
    <style:style style:name="Tabelle3.A" style:family="table-column">
      <style:table-column-properties style:column-width="6.925cm" style:rel-column-width="16383*"/>
    </style:style>
    <style:style style:name="Tabelle3.D" style:family="table-column">
      <style:table-column-properties style:column-width="6.927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4" style:family="table">
      <style:table-properties style:width="27.7cm" table:align="margins"/>
    </style:style>
    <style:style style:name="Tabelle4.A" style:family="table-column">
      <style:table-column-properties style:column-width="9.232cm" style:rel-column-width="5234*"/>
    </style:style>
    <style:style style:name="Tabelle4.B" style:family="table-column">
      <style:table-column-properties style:column-width="8.853cm" style:rel-column-width="5019*"/>
    </style:style>
    <style:style style:name="Tabelle4.C" style:family="table-column">
      <style:table-column-properties style:column-width="9.615cm" style:rel-column-width="5451*"/>
    </style:style>
    <style:style style:name="Tabelle4.A1" style:family="table-cell">
      <style:table-cell-properties fo:padding="0.097cm" fo:border-left="none" fo:border-right="none" fo:border-top="0.05pt solid #000000" fo:border-bottom="none"/>
    </style:style>
    <style:style style:name="Tabelle4.C1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 style:master-page-name="">
      <style:paragraph-properties fo:margin-left="-1cm" fo:margin-right="-0.801cm" fo:text-indent="0cm" style:auto-text-indent="false" style:page-number="auto"/>
      <style:text-properties fo:language="de" fo:country="DE"/>
    </style:style>
    <style:style style:name="P2" style:family="paragraph" style:parent-style-name="Standard">
      <style:paragraph-properties fo:margin-left="0cm" fo:margin-right="-0.801cm" fo:text-indent="0cm" style:auto-text-indent="false"/>
      <style:text-properties fo:language="de" fo:country="DE"/>
    </style:style>
    <style:style style:name="P3" style:family="paragraph" style:parent-style-name="Table_20_Contents">
      <style:text-properties fo:language="de" fo:country="DE" fo:font-weight="bold" officeooo:rsid="0001e9b9" officeooo:paragraph-rsid="0001e9b9" style:font-weight-asian="bold" style:font-weight-complex="bold"/>
    </style:style>
    <style:style style:name="P4" style:family="paragraph" style:parent-style-name="Table_20_Contents">
      <style:text-properties fo:language="de" fo:country="DE" fo:font-weight="bold" officeooo:rsid="00056057" officeooo:paragraph-rsid="00056057" style:font-weight-asian="bold" style:font-weight-complex="bold"/>
    </style:style>
    <style:style style:name="P5" style:family="paragraph" style:parent-style-name="Table_20_Contents">
      <style:text-properties fo:language="de" fo:country="DE" officeooo:rsid="0001e9b9" officeooo:paragraph-rsid="0001e9b9"/>
    </style:style>
    <style:style style:name="P6" style:family="paragraph" style:parent-style-name="Table_20_Contents">
      <style:paragraph-properties fo:text-align="end" style:justify-single-word="false"/>
      <style:text-properties fo:font-size="14pt" fo:language="de" fo:country="DE" fo:font-weight="bold" officeooo:rsid="000054b5" officeooo:paragraph-rsid="000054b5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 text:number-lines="false" text:line-number="0"/>
      <style:text-properties style:text-position="0% 100%" fo:font-size="10pt" fo:language="de" fo:country="DE" officeooo:rsid="000054b5" officeooo:paragraph-rsid="000054b5" style:font-size-asian="10pt" style:font-size-complex="10pt"/>
    </style:style>
    <style:style style:name="P8" style:family="paragraph" style:parent-style-name="Table_20_Contents">
      <style:paragraph-properties fo:margin-left="0cm" fo:margin-right="0cm" fo:text-align="end" style:justify-single-word="false" fo:text-indent="0cm" style:auto-text-indent="false" text:number-lines="false" text:line-number="0"/>
      <style:text-properties fo:font-size="10pt" fo:language="de" fo:country="DE" officeooo:rsid="000054b5" officeooo:paragraph-rsid="000054b5" style:font-size-asian="10pt" style:font-size-complex="10pt"/>
    </style:style>
    <style:style style:name="P9" style:family="paragraph" style:parent-style-name="Table_20_Contents">
      <style:text-properties fo:language="de" fo:country="DE" fo:font-weight="bold" officeooo:rsid="00056057" officeooo:paragraph-rsid="00056057" style:font-weight-asian="bold" style:font-weight-complex="bold"/>
    </style:style>
    <style:style style:name="P10" style:family="paragraph" style:parent-style-name="Table_20_Contents">
      <style:text-properties fo:language="de" fo:country="DE" officeooo:rsid="0001e9b9" officeooo:paragraph-rsid="0001e9b9"/>
    </style:style>
    <style:style style:name="P11" style:family="paragraph" style:parent-style-name="Table_20_Contents">
      <style:text-properties fo:language="de" fo:country="DE" officeooo:rsid="0005b08c" officeooo:paragraph-rsid="0005b08c" fo:background-color="#ffff00"/>
    </style:style>
    <style:style style:name="P12" style:family="paragraph" style:parent-style-name="Table_20_Contents">
      <style:paragraph-properties fo:text-align="end" style:justify-single-word="false"/>
      <style:text-properties fo:font-size="10pt" officeooo:rsid="0006eff0" officeooo:paragraph-rsid="0006eff0" style:font-size-asian="10pt" style:font-size-complex="10pt"/>
    </style:style>
    <style:style style:name="P13" style:family="paragraph" style:parent-style-name="Table_20_Contents">
      <style:text-properties fo:font-weight="bold" officeooo:rsid="0008b1f0" officeooo:paragraph-rsid="0008b1f0" fo:background-color="#ffff00" style:font-weight-asian="bold" style:font-weight-complex="bold"/>
    </style:style>
    <style:style style:name="T1" style:family="text">
      <style:text-properties officeooo:rsid="00028078"/>
    </style:style>
    <style:style style:name="T2" style:family="text">
      <style:text-properties officeooo:rsid="00046323"/>
    </style:style>
    <style:style style:name="T3" style:family="text">
      <style:text-properties officeooo:rsid="0005b0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7">Project</text:p>
          </table:table-cell>
          <table:table-cell table:style-name="Tabelle1.B1" office:value-type="string">
            <text:p text:style-name="P4">Intense Doge</text:p>
            <text:p text:style-name="P4">Navigation</text:p>
          </table:table-cell>
          <table:table-cell table:style-name="Tabelle1.A1" office:value-type="string">
            <text:p text:style-name="P8">Motivation</text:p>
          </table:table-cell>
          <table:table-cell table:style-name="Tabelle1.B1" office:value-type="string">
            <text:p text:style-name="P11">Very Motivation, Such Reason, wow</text:p>
          </table:table-cell>
          <table:table-cell table:style-name="Tabelle1.A1" office:value-type="string">
            <text:p text:style-name="P6">PROJECT CANVAS</text:p>
          </table:table-cell>
        </table:table-row>
      </table:table>
      <text:p text:style-name="P1"/>
      <table:table table:name="Tabelle2" table:style-name="Tabelle2">
        <table:table-column table:style-name="Tabelle2.A" table:number-columns-repeated="5"/>
        <table:table-row>
          <table:table-cell table:style-name="Tabelle2.A1" table:number-rows-spanned="2" office:value-type="string">
            <text:p text:style-name="P3">Participants</text:p>
            <text:p text:style-name="P5"/>
            <text:p text:style-name="P5">- <text:span text:style-name="T1">CS3 (entwickelt die Software)</text:span></text:p>
            <text:p text:style-name="P5">- <text:span text:style-name="T1">Herr K. (ist unser Ansprechpartner)</text:span></text:p>
            <text:p text:style-name="P5">- <text:span text:style-name="T1">Finanzvorstand (gibt unser Budget vor)</text:span></text:p>
            <text:p text:style-name="P5">- <text:span text:style-name="T1">Ladenbesitzer (wollen in der App ihre Geschäfte repräsentieren)</text:span></text:p>
          </table:table-cell>
          <table:table-cell table:style-name="Tabelle2.A1" table:number-rows-spanned="2" office:value-type="string">
            <text:p text:style-name="P3">Goals</text:p>
            <text:p text:style-name="P3"/>
            <text:p text:style-name="P5">- <text:span text:style-name="T1">gute IDN (iOS, Android, Web)</text:span></text:p>
            <text:p text:style-name="P5">- <text:span text:style-name="T1">Image des Flughafens aufbessern → MEHR PROFIT</text:span></text:p>
            <text:p text:style-name="P5">- <text:span text:style-name="T1">ÖPNV Anbindung</text:span></text:p>
            <text:p text:style-name="P5">- <text:span text:style-name="T1">Geschäftseinbindung → Mehr Kunden in die Geschäfte locken</text:span></text:p>
            <text:p text:style-name="P5">- <text:span text:style-name="T1">Personalisierung für User</text:span></text:p>
            <text:p text:style-name="P5">- <text:span text:style-name="T1">wenn genug Ressourcen: coolen Shit einbauen</text:span></text:p>
          </table:table-cell>
          <table:table-cell table:style-name="Tabelle2.A1" office:value-type="string">
            <text:p text:style-name="P3">Users</text:p>
            <text:p text:style-name="P3"/>
            <text:p text:style-name="P5">- <text:span text:style-name="T1">Flughafenbesucher, die reisen wollen</text:span></text:p>
            <text:p text:style-name="P5">- <text:span text:style-name="T1">Ladenbesitzer, die ihr Geschäft in der App verwalten</text:span></text:p>
            <text:p text:style-name="P5">- <text:span text:style-name="T1">evtl. Mitarbeiter des Flughafens</text:span></text:p>
            <text:p text:style-name="P5"/>
            <text:p text:style-name="P5"/>
            <text:p text:style-name="P5"/>
            <text:p text:style-name="P5"/>
          </table:table-cell>
          <table:table-cell table:style-name="Tabelle2.A1" table:number-rows-spanned="2" office:value-type="string">
            <text:p text:style-name="P3">Activities</text:p>
            <text:p text:style-name="P3"/>
            <text:p text:style-name="P5">- <text:span text:style-name="T2">Planung</text:span></text:p>
            <text:p text:style-name="P5">- <text:span text:style-name="T2">Entwicklung</text:span></text:p>
            <text:p text:style-name="P5">- <text:span text:style-name="T2">Kundenabsprachen</text:span></text:p>
            <text:p text:style-name="P5">- <text:span text:style-name="T2">Testversionen liefern</text:span></text:p>
            <text:p text:style-name="P5">- <text:span text:style-name="T2">Hardware am Flughafen anbringen (machen nicht wir, sondern die)</text:span></text:p>
            <text:p text:style-name="P5"/>
          </table:table-cell>
          <table:table-cell table:style-name="Tabelle2.E1" table:number-rows-spanned="2" office:value-type="string">
            <text:p text:style-name="P3">Deliverables</text:p>
            <text:p text:style-name="P3"/>
            <text:p text:style-name="P5">- <text:span text:style-name="T2">das Programm an sich, als iOS, Android und Web Versionen</text:span></text:p>
            <text:p text:style-name="P5">- <text:span text:style-name="T2">Source Code zur Wartung</text:span></text:p>
            <text:p text:style-name="P5">- <text:span text:style-name="T2">Manual zur Benutzung und Wartung</text:span></text:p>
            <text:p text:style-name="P5">- <text:span text:style-name="T3">Dokumentation des Projektes und des Source Code</text:span></text:p>
            <text:p text:style-name="P5"/>
          </table:table-cell>
        </table:table-row>
        <table:table-row>
          <table:covered-table-cell/>
          <table:covered-table-cell/>
          <table:table-cell table:style-name="Tabelle2.C2" office:value-type="string">
            <text:p text:style-name="P3">User Benefits</text:p>
            <text:p text:style-name="P3"/>
            <text:p text:style-name="P5">- <text:span text:style-name="T1">Navigation im Flughafen</text:span></text:p>
            <text:p text:style-name="P5">- <text:span text:style-name="T1">Benachrichtigungen bei Events</text:span></text:p>
            <text:p text:style-name="P5">- <text:span text:style-name="T1">Ladenbesitzer machen evtl. </text:span></text:p>
            <text:p text:style-name="P5"><text:s/><text:span text:style-name="T1">Mehr Umsatz durch Werbung</text:span></text:p>
            <text:p text:style-name="P5"/>
          </table:table-cell>
          <table:covered-table-cell/>
          <table:covered-table-cell/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3">Risks</text:p>
            <text:p text:style-name="P3"/>
            <text:p text:style-name="P5">- <text:span text:style-name="T2">Geld reicht nicht aus</text:span></text:p>
            <text:p text:style-name="P5">- <text:span text:style-name="T2">Zeit reicht nicht aus</text:span></text:p>
            <text:p text:style-name="P5">- <text:span text:style-name="T2">Finanzvorstand wird kritischer, skeptischer</text:span></text:p>
            <text:p text:style-name="P5">- <text:span text:style-name="T2">Herr K. verbockt irgendetwas</text:span></text:p>
            <text:p text:style-name="P5">- <text:span text:style-name="T2">Hardware kann nicht angebracht werden wegen Sicherheitsgründen (Funksignale am Flughafen sind bestimmt doof)</text:span></text:p>
          </table:table-cell>
          <table:table-cell table:style-name="Tabelle3.A1" office:value-type="string">
            <text:p text:style-name="P3">Milestones</text:p>
            <text:p text:style-name="P3"/>
            <text:p text:style-name="P5">- <text:span text:style-name="T2">erster Prototyp</text:span></text:p>
            <text:p text:style-name="P5">- <text:span text:style-name="T2">die verschiedenen Versionen für die Betriebssysteme</text:span></text:p>
            <text:p text:style-name="P5">- <text:span text:style-name="T2">Endversion 1.0</text:span></text:p>
            <text:p text:style-name="P5">- <text:span text:style-name="T2">Endversion 1.1 mit zusätzlichem coolem Shit</text:span></text:p>
            <text:p text:style-name="P5"/>
            <text:p text:style-name="P5"/>
            <text:p text:style-name="P5"/>
            <text:p text:style-name="P5"/>
          </table:table-cell>
          <table:table-cell table:style-name="Tabelle3.A1" office:value-type="string">
            <text:p text:style-name="P3">Constraints</text:p>
            <text:p text:style-name="P3"/>
            <text:p text:style-name="P5">- <text:span text:style-name="T2">Geld (1 Mio. Euro)</text:span></text:p>
            <text:p text:style-name="P5">- <text:span text:style-name="T2">Zeit</text:span></text:p>
            <text:p text:style-name="P5">- <text:span text:style-name="T2">Personal</text:span></text:p>
            <text:p text:style-name="P5">- <text:span text:style-name="T2">Gesetze etc.</text:span></text:p>
            <text:p text:style-name="P5">- <text:span text:style-name="T2">evtl. Hardware am Flughafen</text:span></text:p>
          </table:table-cell>
          <table:table-cell table:style-name="Tabelle3.D1" office:value-type="string">
            <text:p text:style-name="P3">Scope</text:p>
            <text:p text:style-name="P3"/>
            <text:p text:style-name="P5">- <text:span text:style-name="T2">Flughafen, sowohl Innen als auch Außen</text:span></text:p>
            <text:p text:style-name="P5">- <text:span text:style-name="T2">ÖPNV</text:span></text:p>
            <text:p text:style-name="P5">- <text:span text:style-name="T2">Geschäfte im Flughafen</text:span></text:p>
          </table:table-cell>
        </table:table-row>
      </table:table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/>
          </table:table-cell>
          <table:table-cell table:style-name="Tabelle4.A1" office:value-type="string">
            <text:p text:style-name="P12">Project End</text:p>
          </table:table-cell>
          <table:table-cell table:style-name="Tabelle4.C1" office:value-type="string">
            <text:p text:style-name="P13">31.03.201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wiss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MS Mincho" style:font-family-asian="'MS Mincho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0:13:12.075000000</meta:creation-date>
    <dc:date>2015-11-05T09:29:51.161000000</dc:date>
    <meta:editing-duration>PT2H11M</meta:editing-duration>
    <meta:editing-cycles>6</meta:editing-cycles>
    <meta:generator>LibreOffice/4.4.0.3$Windows_x86 LibreOffice_project/de093506bcdc5fafd9023ee680b8c60e3e0645d7</meta:generator>
    <meta:document-statistic meta:table-count="4" meta:image-count="0" meta:object-count="0" meta:page-count="1" meta:paragraph-count="61" meta:word-count="257" meta:character-count="1634" meta:non-whitespace-character-count="1436"/>
  </office:meta>
</office:document-meta>
</file>